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/>
    <style:font-face style:name="Arial Unicode MS1" svg:font-family="'Arial Unicode MS'" style:font-family-generic="swiss"/>
    <style:font-face style:name="Courier New3" svg:font-family="'Courier New'" style:font-family-generic="modern" style:font-pitch="fixed"/>
    <style:font-face style:name="Courier New" svg:font-family="'Courier New'" style:font-adornments="Gras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Courier New4" svg:font-family="'Courier New'" style:font-adornments="Normal" style:font-family-generic="modern" style:font-pitch="variable"/>
    <style:font-face style:name="Liberation Mono" svg:font-family="'Liberation Mono'" style:font-adornments="Gras" style:font-family-generic="modern" style:font-pitch="variable"/>
    <style:font-face style:name="Liberation Mono2" svg:font-family="'Liberation Mono'" style:font-adornments="Italique" style:font-family-generic="modern" style:font-pitch="variable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5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1.755cm" fo:margin-top="0cm" fo:margin-bottom="0cm" table:align="left" style:writing-mode="lr-tb"/>
    </style:style>
    <style:style style:name="Tableau3.A" style:family="table-column">
      <style:table-column-properties style:column-width="3.889cm"/>
    </style:style>
    <style:style style:name="Tableau3.B" style:family="table-column">
      <style:table-column-properties style:column-width="3.916cm"/>
    </style:style>
    <style:style style:name="Tableau3.C" style:family="table-column">
      <style:table-column-properties style:column-width="3.949cm"/>
    </style:style>
    <style:style style:name="Tableau3.1" style:family="table-row">
      <style:table-row-properties style:row-height="0.808cm" fo:keep-together="auto"/>
    </style:style>
    <style:style style:name="Tableau3.A1" style:family="table-cell">
      <style:table-cell-properties fo:padding-left="0.191cm" fo:padding-right="0.191cm" fo:padding-top="0cm" fo:padding-bottom="0cm" fo:border="0.5pt solid #00000a"/>
    </style:style>
    <style:style style:name="Tableau3.2" style:family="table-row">
      <style:table-row-properties style:row-height="1.199cm" fo:keep-together="auto"/>
    </style:style>
    <style:style style:name="Tableau2" style:family="table">
      <style:table-properties style:width="11.755cm" fo:margin-top="0cm" fo:margin-bottom="0cm" table:align="left" style:writing-mode="lr-tb"/>
    </style:style>
    <style:style style:name="Tableau2.A" style:family="table-column">
      <style:table-column-properties style:column-width="3.889cm"/>
    </style:style>
    <style:style style:name="Tableau2.B" style:family="table-column">
      <style:table-column-properties style:column-width="3.916cm"/>
    </style:style>
    <style:style style:name="Tableau2.C" style:family="table-column">
      <style:table-column-properties style:column-width="3.949cm"/>
    </style:style>
    <style:style style:name="Tableau2.1" style:family="table-row">
      <style:table-row-properties style:row-height="0.808cm" fo:keep-together="auto"/>
    </style:style>
    <style:style style:name="Tableau2.A1" style:family="table-cell">
      <style:table-cell-properties fo:padding-left="0.191cm" fo:padding-right="0.191cm" fo:padding-top="0cm" fo:padding-bottom="0cm" fo:border="0.5pt solid #00000a"/>
    </style:style>
    <style:style style:name="Tableau2.2" style:family="table-row">
      <style:table-row-properties style:row-height="1.199cm" fo:keep-together="auto"/>
    </style:style>
    <style:style style:name="Tableau4" style:family="table">
      <style:table-properties style:width="11.755cm" fo:margin-top="0cm" fo:margin-bottom="0cm" table:align="left" style:writing-mode="lr-tb"/>
    </style:style>
    <style:style style:name="Tableau4.A" style:family="table-column">
      <style:table-column-properties style:column-width="3.889cm"/>
    </style:style>
    <style:style style:name="Tableau4.B" style:family="table-column">
      <style:table-column-properties style:column-width="7.865cm"/>
    </style:style>
    <style:style style:name="Tableau4.1" style:family="table-row">
      <style:table-row-properties style:row-height="0.808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a"/>
    </style:style>
    <style:style style:name="Tableau4.2" style:family="table-row">
      <style:table-row-properties style:row-height="1.199cm" fo:keep-together="auto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6c9c8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06a9135" officeooo:paragraph-rsid="006a9135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officeooo:rsid="006b82be" officeooo:paragraph-rsid="006b82be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2" fo:font-size="18pt" officeooo:paragraph-rsid="000594bb" style:font-size-asian="18pt" style:font-name-complex="Courier New5" style:font-size-complex="18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2" fo:font-size="18pt" officeooo:paragraph-rsid="0006c9c8" style:font-size-asian="18pt" style:font-name-complex="Courier New5" style:font-size-complex="18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Courier New3" fo:font-size="10pt" fo:font-weight="bold" officeooo:rsid="0068ec10" officeooo:paragraph-rsid="0068ec10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style:font-name="Courier New3" fo:font-size="10pt" fo:font-weight="bold" officeooo:rsid="0068ec10" officeooo:paragraph-rsid="006a9135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style:font-name="Courier New3" fo:font-size="10pt" fo:font-weight="bold" officeooo:rsid="0068ec10" officeooo:paragraph-rsid="006b82be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Courier New3" fo:font-size="10pt" fo:font-weight="bold" officeooo:rsid="0068ec10" officeooo:paragraph-rsid="006b82be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6b82be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71801f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6a9135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6b82be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Liberation Sans" fo:font-size="12pt" fo:font-weight="bold" officeooo:rsid="0068ec10" officeooo:paragraph-rsid="0068ec10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71801f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6b82be"/>
    </style:style>
    <style:style style:name="P17" style:family="paragraph" style:parent-style-name="Text_20_body" style:master-page-name="">
      <style:paragraph-properties fo:margin-top="0cm" fo:margin-bottom="0cm" loext:contextual-spacing="false" style:page-number="auto"/>
      <style:text-properties officeooo:paragraph-rsid="006a9135"/>
    </style:style>
    <style:style style:name="P18" style:family="paragraph" style:parent-style-name="Text_20_body" style:master-page-name="">
      <style:paragraph-properties fo:margin-top="0cm" fo:margin-bottom="0cm" loext:contextual-spacing="false" style:page-number="auto"/>
      <style:text-properties style:font-name="Courier New3" fo:font-size="10pt" fo:font-weight="bold" officeooo:paragraph-rsid="006b82be" fo:background-color="transparent" style:font-size-asian="10pt" style:font-weight-asian="bold" style:font-size-complex="10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officeooo:paragraph-rsid="0071801f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Courier New3" fo:font-size="10pt" fo:font-weight="bold" officeooo:rsid="0073c00e" officeooo:paragraph-rsid="0073c00e" fo:background-color="transparent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Courier New3" fo:font-size="10pt" fo:font-weight="bold" officeooo:paragraph-rsid="0071801f" fo:background-color="transparent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Courier New3" fo:font-size="10pt" fo:font-weight="bold" officeooo:rsid="0068ec10" officeooo:paragraph-rsid="0071801f" fo:background-color="transparent" style:font-size-asian="10pt" style:font-weight-asian="bold" style:font-size-complex="10pt" style:font-weight-complex="bold"/>
    </style:style>
    <style:style style:name="P23" style:family="paragraph" style:parent-style-name="Heading_20_3">
      <style:paragraph-properties fo:margin-top="0cm" fo:margin-bottom="0cm" loext:contextual-spacing="false" fo:text-align="center" style:justify-single-word="false"/>
      <style:text-properties officeooo:paragraph-rsid="006a9135"/>
    </style:style>
    <style:style style:name="P24" style:family="paragraph" style:parent-style-name="Heading_20_3">
      <style:paragraph-properties fo:margin-top="0cm" fo:margin-bottom="0cm" loext:contextual-spacing="false" fo:text-align="center" style:justify-single-word="false"/>
      <style:text-properties officeooo:rsid="006b82be" officeooo:paragraph-rsid="006b82be"/>
    </style:style>
    <style:style style:name="P25" style:family="paragraph" style:parent-style-name="Heading_20_2">
      <style:paragraph-properties fo:text-align="center" style:justify-single-word="false"/>
    </style:style>
    <style:style style:name="P26" style:family="paragraph">
      <style:paragraph-properties fo:text-align="start"/>
      <style:text-properties style:text-line-through-style="none" style:text-line-through-type="none" style:font-name="Courier New4" fo:font-size="10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Courier New3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" style:family="text">
      <style:text-properties style:font-name="Courier New3" fo:font-size="10pt" fo:font-weight="bold" officeooo:rsid="001d2525" fo:background-color="transparent" loext:char-shading-value="0" style:font-size-asian="10pt" style:font-weight-asian="bold" style:font-size-complex="10pt" style:font-weight-complex="bold"/>
    </style:style>
    <style:style style:name="T3" style:family="text">
      <style:text-properties style:font-name="Courier New3" fo:font-size="10pt" fo:font-weight="bold" officeooo:rsid="00345309" fo:background-color="transparent" loext:char-shading-value="0" style:font-size-asian="10pt" style:font-weight-asian="bold" style:font-size-complex="10pt" style:font-weight-complex="bold"/>
    </style:style>
    <style:style style:name="T4" style:family="text">
      <style:text-properties style:font-name="Courier New3" fo:font-size="10pt" fo:font-weight="bold" officeooo:rsid="00629fbc" fo:background-color="transparent" loext:char-shading-value="0" style:font-size-asian="10pt" style:font-weight-asian="bold" style:font-size-complex="10pt" style:font-weight-complex="bold"/>
    </style:style>
    <style:style style:name="T5" style:family="text">
      <style:text-properties style:font-name="Courier New3" fo:font-size="10pt" fo:font-weight="bold" officeooo:rsid="00669772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style:font-name="Courier New3" fo:font-size="10pt" fo:font-weight="bold" officeooo:rsid="00685122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style:font-name="Courier New3" fo:font-size="10pt" fo:font-weight="bold" officeooo:rsid="0068ec10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style:font-name="Courier New3" fo:font-size="10pt" fo:font-weight="bold" officeooo:rsid="006a9135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style:font-name="Courier New3" fo:font-size="10pt" fo:font-weight="bold" officeooo:rsid="006b82be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font-name="Courier New3" fo:font-size="10pt" fo:font-weight="bold" officeooo:rsid="00345309" fo:background-color="transparent" loext:char-shading-value="0"/>
    </style:style>
    <style:style style:name="T11" style:family="text">
      <style:text-properties style:font-name="Courier New3" fo:font-size="10pt" fo:font-weight="bold" officeooo:rsid="00629fbc" fo:background-color="transparent" loext:char-shading-value="0"/>
    </style:style>
    <style:style style:name="T12" style:family="text">
      <style:text-properties style:font-name="Courier New3" fo:font-size="10pt" fo:font-weight="bold" officeooo:rsid="006a9135" fo:background-color="transparent" loext:char-shading-value="0"/>
    </style:style>
    <style:style style:name="T13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Liberation Sans" fo:font-size="12pt" fo:font-weight="bold" officeooo:rsid="0068ec10" style:font-size-asian="12pt" style:font-weight-asian="bold" style:font-size-complex="12pt" style:font-weight-complex="bold"/>
    </style:style>
    <style:style style:name="T15" style:family="text">
      <style:text-properties style:font-name="Liberation Sans" fo:font-size="12pt" fo:font-weight="bold" officeooo:rsid="006b82be" style:font-size-asian="12pt" style:font-weight-asian="bold" style:font-size-complex="12pt" style:font-weight-complex="bold"/>
    </style:style>
    <style:style style:name="T16" style:family="text">
      <style:text-properties officeooo:rsid="0071801f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Zone de texte 2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3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4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Zone de texte 3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8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4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Zone de texte 3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8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1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3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Zone de texte 3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4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2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1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Zone de texte 3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2" draw:style-name="gr2" draw:text-style-name="P26" svg:width="3.802cm" svg:height="0.583cm" svg:x="10.606cm" svg:y="6.119cm" draw:control="control40"/>
      <text:h text:style-name="P25" text:outline-level="2"><text:span text:style-name="T16">Vrai ou Faux : </text:span>Opérateurs Booléens</text:h>
      <text:section text:style-name="Sect1" text:name="Section1">
        <text:p text:style-name="P19"><text:span text:style-name="CodeCommentaire"><text:span text:style-name="T3"># </text:span></text:span><text:span text:style-name="CodeCommentaire"><text:span text:style-name="T4">Notez les résultats.</text:span></text:span><text:span text:style-name="CodeCommentaire"><text:span text:style-name="T1"> <text:s text:c="4"/></text:span></text:span></text:p>
        <text:p text:style-name="P20">&gt;&gt;&gt; a=2</text:p>
        <text:p text:style-name="P15"><text:span text:style-name="T1">&gt;&gt;&gt; </text:span><text:span text:style-name="T5">p1=(</text:span><text:span text:style-name="T1">a</text:span><text:span text:style-name="T5">&gt;1)</text:span></text:p>
        <text:p text:style-name="P11"><text:span text:style-name="T7">&gt;&gt;&gt; p1</text:span><text:span text:style-name="T1"> <text:s text:c="4"/><text:tab/><text:tab/> <text:s text:c="5"/></text:span></text:p>
        <text:p text:style-name="P15"><text:span text:style-name="T1"><draw:control text:anchor-type="as-char" svg:y="-0.564cm" draw:z-index="43" draw:style-name="gr1" draw:text-style-name="P26" svg:width="3.802cm" svg:height="0.583cm" draw:control="control41"/></text:span><text:span text:style-name="T1"><text:tab/> <text:s text:c="5"/></text:span></text:p>
        <text:p text:style-name="P15"><text:span text:style-name="T1">&gt;&gt;&gt; </text:span><text:span text:style-name="T6">p2=(a&lt;4)</text:span></text:p>
        <text:p text:style-name="P15"><text:span text:style-name="T7">&gt;&gt;&gt; p2</text:span><text:span text:style-name="T1"><text:tab/></text:span><text:span text:style-name="CodeCommentaire"><text:span text:style-name="T1"><text:line-break/></text:span></text:span><text:span text:style-name="CodeCommentaire"><text:span text:style-name="T1"><draw:control text:anchor-type="as-char" svg:y="-0.564cm" draw:z-index="44" draw:style-name="gr1" draw:text-style-name="P26" svg:width="3.802cm" svg:height="0.583cm" draw:control="control42"/></text:span></text:span><text:span text:style-name="CodeCommentaire"><text:span text:style-name="T2"><text:tab/> </text:span></text:span><text:span text:style-name="T1"><text:line-break/></text:span></text:p>
        <text:p text:style-name="P21"/>
        <text:p text:style-name="P15"><text:span text:style-name="T1">&gt;&gt;&gt; </text:span><text:span text:style-name="T6">p3=(a&lt;=1)</text:span></text:p>
        <text:p text:style-name="P15"><text:span text:style-name="T7">&gt;&gt;&gt; p3</text:span><text:span text:style-name="T1"> <text:s text:c="8"/></text:span><text:span text:style-name="CodeCommentaire"><text:span text:style-name="T2"><text:s text:c="6"/></text:span></text:span></text:p>
        <text:p text:style-name="P15"><text:span text:style-name="T1"><draw:control text:anchor-type="as-char" svg:y="-0.564cm" draw:z-index="45" draw:style-name="gr1" draw:text-style-name="P26" svg:width="3.802cm" svg:height="0.583cm" draw:control="control43"/></text:span><text:span text:style-name="T1"><text:tab/></text:span><text:span text:style-name="CodeCommentaire"><text:span text:style-name="T2"> <text:s/></text:span></text:span><text:span text:style-name="T1"><text:s/><text:line-break/>&gt;&gt;&gt; </text:span><text:span text:style-name="T6">p4=(a&gt;=4)</text:span></text:p>
        <text:p text:style-name="P22">&gt;&gt;&gt; p4<text:line-break/></text:p>
        <text:p text:style-name="P14"/>
      </text:section>
      <text:h text:style-name="P23" text:outline-level="3"><text:span text:style-name="T15">a</text:span><text:span text:style-name="T14">nd</text:span></text:h>
      <text:p text:style-name="P16"><text:span text:style-name="CodeCommentaire"><text:span text:style-name="T3"># </text:span></text:span><text:span text:style-name="CodeCommentaire"><text:span text:style-name="T4">Notez les résultats </text:span></text:span><text:span text:style-name="CodeCommentaire"><text:span text:style-name="T8">et complétez le tableau :</text:span></text:span><text:span text:style-name="CodeCommentaire"><text:span text:style-name="T7"> <text:s text:c="3"/></text:span></text:span></text:p>
      <text:p text:style-name="P6"/>
      <text:p text:style-name="P17"><draw:frame draw:style-name="fr1" draw:name="Cadre40" text:anchor-type="paragraph" svg:x="6.062cm" svg:y="0.042cm" svg:width="11.755cm" draw:z-index="4"><draw:text-box fo:min-height="5.939cm"><table:table table:name="Tableau3" table:style-name="Tableau3"><table:table-column table:style-name="Tableau3.A"/><table:table-column table:style-name="Tableau3.B"/><table:table-column table:style-name="Tableau3.C"/><table:table-row table:style-name="Tableau3.1"><table:table-cell table:style-name="Tableau3.A1" office:value-type="string"><text:p text:style-name="P2">Booléen 1</text:p></table:table-cell><table:table-cell table:style-name="Tableau3.A1" office:value-type="string"><text:p text:style-name="P2">Booléen 2</text:p></table:table-cell><table:table-cell table:style-name="Tableau3.A1" office:value-type="string"><text:p text:style-name="P2">Valeur de retour</text:p></table:table-cell></table:table-row><table:table-row table:style-name="Tableau3.2"><table:table-cell table:style-name="Tableau3.A1" office:value-type="string"><text:p text:style-name="P4"><draw:control text:anchor-type="as-char" svg:y="-0.884cm" draw:z-index="5" draw:name="Forme3" draw:style-name="gr1" draw:text-style-name="P27" svg:width="3.234cm" svg:height="0.943cm" draw:control="control5"/></text:p></table:table-cell><table:table-cell table:style-name="Tableau3.A1" office:value-type="string"><text:p text:style-name="P5"><draw:control text:anchor-type="as-char" svg:y="-1.064cm" draw:z-index="6" draw:name="Forme3" draw:style-name="gr1" draw:text-style-name="P27" svg:width="3.234cm" svg:height="0.999cm" draw:control="control6"/></text:p></table:table-cell><table:table-cell table:style-name="Tableau3.A1" office:value-type="string"><text:p text:style-name="P1"><draw:control text:anchor-type="as-char" svg:y="-1.753cm" draw:z-index="7" draw:name="Forme3" draw:style-name="gr1" draw:text-style-name="P27" svg:width="3.234cm" svg:height="0.971cm" draw:control="control7"/></text:p></table:table-cell></table:table-row><table:table-row table:style-name="Tableau3.2"><table:table-cell table:style-name="Tableau3.A1" office:value-type="string"><text:p text:style-name="P5"><draw:control text:anchor-type="as-char" svg:y="-1.753cm" draw:z-index="8" draw:name="Forme3" draw:style-name="gr1" draw:text-style-name="P27" svg:width="3.234cm" svg:height="0.941cm" draw:control="control8"/></text:p></table:table-cell><table:table-cell table:style-name="Tableau3.A1" office:value-type="string"><text:p text:style-name="P5"><draw:control text:anchor-type="as-char" svg:y="-1.753cm" draw:z-index="9" draw:name="Forme3" draw:style-name="gr1" draw:text-style-name="P27" svg:width="3.234cm" svg:height="0.886cm" draw:control="control9"/></text:p></table:table-cell><table:table-cell table:style-name="Tableau3.A1" office:value-type="string"><text:p text:style-name="P5"><draw:control text:anchor-type="as-char" svg:y="-1.753cm" draw:z-index="10" draw:name="Forme3" draw:style-name="gr1" draw:text-style-name="P27" svg:width="3.234cm" svg:height="0.941cm" draw:control="control10"/></text:p></table:table-cell></table:table-row><table:table-row table:style-name="Tableau3.2"><table:table-cell table:style-name="Tableau3.A1" office:value-type="string"><text:p text:style-name="P1"><draw:control text:anchor-type="as-char" svg:y="-0.884cm" draw:z-index="11" draw:name="Forme3" draw:style-name="gr1" draw:text-style-name="P27" svg:width="3.234cm" svg:height="0.803cm" draw:control="control11"/></text:p></table:table-cell><table:table-cell table:style-name="Tableau3.A1" office:value-type="string"><text:p text:style-name="P5"><draw:control text:anchor-type="as-char" svg:y="-1.753cm" draw:z-index="12" draw:name="Forme3" draw:style-name="gr1" draw:text-style-name="P27" svg:width="3.234cm" svg:height="0.884cm" draw:control="control12"/></text:p></table:table-cell><table:table-cell table:style-name="Tableau3.A1" office:value-type="string"><text:p text:style-name="P5"><draw:control text:anchor-type="as-char" svg:y="-1.753cm" draw:z-index="13" draw:name="Forme3" draw:style-name="gr1" draw:text-style-name="P27" svg:width="3.234cm" svg:height="0.939cm" draw:control="control13"/></text:p></table:table-cell></table:table-row><table:table-row table:style-name="Tableau3.2"><table:table-cell table:style-name="Tableau3.A1" office:value-type="string"><text:p text:style-name="P5"><draw:control text:anchor-type="as-char" svg:y="-1.064cm" draw:z-index="14" draw:name="Forme3" draw:style-name="gr1" draw:text-style-name="P27" svg:width="3.234cm" svg:height="0.966cm" draw:control="control14"/></text:p></table:table-cell><table:table-cell table:style-name="Tableau3.A1" office:value-type="string"><text:p text:style-name="P5"><draw:control text:anchor-type="as-char" svg:y="-1.753cm" draw:z-index="15" draw:name="Forme3" draw:style-name="gr1" draw:text-style-name="P27" svg:width="3.234cm" svg:height="0.966cm" draw:control="control15"/></text:p></table:table-cell><table:table-cell table:style-name="Tableau3.A1" office:value-type="string"><text:p text:style-name="P1"><draw:control text:anchor-type="as-char" svg:y="-1.753cm" draw:z-index="16" draw:name="Forme3" draw:style-name="gr1" draw:text-style-name="P27" svg:width="3.234cm" svg:height="0.937cm" draw:control="control16"/></text:p></table:table-cell></table:table-row></table:table></draw:text-box></draw:frame><text:span text:style-name="T1">&gt;&gt;&gt; </text:span><text:span text:style-name="T8">p1 and p2</text:span><text:span text:style-name="T1"> <text:s text:c="5"/><text:tab/></text:span></text:p>
      <text:p text:style-name="P12"><text:span text:style-name="T1"><draw:control text:anchor-type="as-char" svg:y="-0.564cm" draw:z-index="0" draw:style-name="gr1" draw:text-style-name="P26" svg:width="3.802cm" svg:height="0.583cm" draw:control="control1"/></text:span><text:span text:style-name="T1"><text:tab/> <text:s text:c="4"/></text:span></text:p>
      <text:p text:style-name="P12"><text:span text:style-name="T1">&gt;&gt;&gt; </text:span><text:span text:style-name="T8">p1 and p4</text:span><text:span text:style-name="T1"><text:tab/></text:span><text:span text:style-name="CodeCommentaire"><text:span text:style-name="T1"><text:line-break/></text:span></text:span><text:span text:style-name="CodeCommentaire"><text:span text:style-name="T1"><draw:control text:anchor-type="as-char" svg:y="-0.564cm" draw:z-index="1" draw:style-name="gr1" draw:text-style-name="P26" svg:width="3.802cm" svg:height="0.583cm" draw:control="control2"/></text:span></text:span><text:span text:style-name="CodeCommentaire"><text:span text:style-name="T2"><text:tab/> </text:span></text:span><text:span text:style-name="T1"><text:line-break/>&gt;&gt;&gt; </text:span><text:span text:style-name="T8">p3 and p2</text:span><text:span text:style-name="T1"> <text:s text:c="8"/></text:span><text:span text:style-name="CodeCommentaire"><text:span text:style-name="T2"><text:s text:c="6"/></text:span></text:span></text:p>
      <text:p text:style-name="P12"><text:span text:style-name="T1"><draw:control text:anchor-type="as-char" svg:y="-0.564cm" draw:z-index="2" draw:style-name="gr1" draw:text-style-name="P26" svg:width="3.802cm" svg:height="0.583cm" draw:control="control3"/></text:span><text:span text:style-name="T1"><text:tab/></text:span><text:span text:style-name="CodeCommentaire"><text:span text:style-name="T2"> <text:s/></text:span></text:span><text:span text:style-name="T1"><text:s/><text:line-break/>&gt;&gt;&gt; </text:span><text:span text:style-name="T8">p3 and p4</text:span><text:span text:style-name="T1"><text:line-break/></text:span><text:span text:style-name="T1"><draw:control text:anchor-type="as-char" svg:y="-0.564cm" draw:z-index="3" draw:style-name="gr1" draw:text-style-name="P26" svg:width="3.802cm" svg:height="0.583cm" draw:control="control4"/></text:span><text:span text:style-name="T1"><text:line-break/><text:tab/><text:tab/></text:span></text:p>
      <text:p text:style-name="P7"><text:s text:c="11"/></text:p>
      <text:p text:style-name="P6"/>
      <text:h text:style-name="P24" text:outline-level="3"><text:span text:style-name="T14">o</text:span><text:span text:style-name="T13">r</text:span></text:h>
      <text:p text:style-name="P9"><text:span text:style-name="CodeCommentaire"><text:span text:style-name="T10"># </text:span></text:span><text:span text:style-name="CodeCommentaire"><text:span text:style-name="T11">Notez les résultats </text:span></text:span><text:span text:style-name="CodeCommentaire"><text:span text:style-name="T12">et complétez le tableau :</text:span></text:span></text:p>
      <text:p text:style-name="P18"><draw:frame draw:style-name="fr1" draw:name="Cadre1" text:anchor-type="paragraph" svg:x="6.062cm" svg:y="0.355cm" svg:width="11.755cm" draw:z-index="21"><draw:text-box fo:min-height="5.939cm"><table:table table:name="Tableau2" table:style-name="Tableau2"><table:table-column table:style-name="Tableau2.A"/><table:table-column table:style-name="Tableau2.B"/><table:table-column table:style-name="Tableau2.C"/><table:table-row table:style-name="Tableau2.1"><table:table-cell table:style-name="Tableau2.A1" office:value-type="string"><text:p text:style-name="P2">Booléen 1</text:p></table:table-cell><table:table-cell table:style-name="Tableau2.A1" office:value-type="string"><text:p text:style-name="P2">Booléen 2</text:p></table:table-cell><table:table-cell table:style-name="Tableau2.A1" office:value-type="string"><text:p text:style-name="P2">Valeur de retour</text:p></table:table-cell></table:table-row><table:table-row table:style-name="Tableau2.2"><table:table-cell table:style-name="Tableau2.A1" office:value-type="string"><text:p text:style-name="P4"><draw:control text:anchor-type="as-char" svg:y="-0.884cm" draw:z-index="22" draw:name="Forme3" draw:style-name="gr1" draw:text-style-name="P27" svg:width="3.234cm" svg:height="0.971cm" draw:control="control21"/></text:p></table:table-cell><table:table-cell table:style-name="Tableau2.A1" office:value-type="string"><text:p text:style-name="P5"><draw:control text:anchor-type="as-char" svg:y="-1.064cm" draw:z-index="23" draw:name="Forme3" draw:style-name="gr1" draw:text-style-name="P27" svg:width="3.234cm" svg:height="0.971cm" draw:control="control22"/></text:p></table:table-cell><table:table-cell table:style-name="Tableau2.A1" office:value-type="string"><text:p text:style-name="P1"><draw:control text:anchor-type="as-char" svg:y="-1.753cm" draw:z-index="24" draw:name="Forme3" draw:style-name="gr1" draw:text-style-name="P27" svg:width="3.234cm" svg:height="0.971cm" draw:control="control23"/></text:p></table:table-cell></table:table-row><table:table-row table:style-name="Tableau2.2"><table:table-cell table:style-name="Tableau2.A1" office:value-type="string"><text:p text:style-name="P5"><draw:control text:anchor-type="as-char" svg:y="-1.753cm" draw:z-index="25" draw:name="Forme3" draw:style-name="gr1" draw:text-style-name="P27" svg:width="3.234cm" svg:height="0.997cm" draw:control="control24"/></text:p></table:table-cell><table:table-cell table:style-name="Tableau2.A1" office:value-type="string"><text:p text:style-name="P5"><draw:control text:anchor-type="as-char" svg:y="-1.753cm" draw:z-index="26" draw:name="Forme3" draw:style-name="gr1" draw:text-style-name="P27" svg:width="3.234cm" svg:height="0.941cm" draw:control="control25"/></text:p></table:table-cell><table:table-cell table:style-name="Tableau2.A1" office:value-type="string"><text:p text:style-name="P5"><draw:control text:anchor-type="as-char" svg:y="-1.753cm" draw:z-index="27" draw:name="Forme3" draw:style-name="gr1" draw:text-style-name="P27" svg:width="3.234cm" svg:height="0.997cm" draw:control="control26"/></text:p></table:table-cell></table:table-row><table:table-row table:style-name="Tableau2.2"><table:table-cell table:style-name="Tableau2.A1" office:value-type="string"><text:p text:style-name="P1"><draw:control text:anchor-type="as-char" svg:y="-0.884cm" draw:z-index="28" draw:name="Forme3" draw:style-name="gr1" draw:text-style-name="P27" svg:width="3.234cm" svg:height="1.05cm" draw:control="control27"/></text:p></table:table-cell><table:table-cell table:style-name="Tableau2.A1" office:value-type="string"><text:p text:style-name="P5"><draw:control text:anchor-type="as-char" svg:y="-1.753cm" draw:z-index="29" draw:name="Forme3" draw:style-name="gr1" draw:text-style-name="P27" svg:width="3.234cm" svg:height="0.939cm" draw:control="control28"/></text:p></table:table-cell><table:table-cell table:style-name="Tableau2.A1" office:value-type="string"><text:p text:style-name="P5"><draw:control text:anchor-type="as-char" svg:y="-1.753cm" draw:z-index="30" draw:name="Forme3" draw:style-name="gr1" draw:text-style-name="P27" svg:width="3.234cm" svg:height="0.996cm" draw:control="control29"/></text:p></table:table-cell></table:table-row><table:table-row table:style-name="Tableau2.2"><table:table-cell table:style-name="Tableau2.A1" office:value-type="string"><text:p text:style-name="P5"><draw:control text:anchor-type="as-char" svg:y="-1.753cm" draw:z-index="31" draw:name="Forme3" draw:style-name="gr1" draw:text-style-name="P27" svg:width="3.234cm" svg:height="0.881cm" draw:control="control30"/></text:p></table:table-cell><table:table-cell table:style-name="Tableau2.A1" office:value-type="string"><text:p text:style-name="P5"><draw:control text:anchor-type="as-char" svg:y="-1.753cm" draw:z-index="32" draw:name="Forme3" draw:style-name="gr1" draw:text-style-name="P27" svg:width="3.234cm" svg:height="0.936cm" draw:control="control31"/></text:p></table:table-cell><table:table-cell table:style-name="Tableau2.A1" office:value-type="string"><text:p text:style-name="P1"><draw:control text:anchor-type="as-char" svg:y="-1.753cm" draw:z-index="33" draw:name="Forme3" draw:style-name="gr1" draw:text-style-name="P27" svg:width="3.234cm" svg:height="0.964cm" draw:control="control32"/></text:p></table:table-cell></table:table-row></table:table></draw:text-box></draw:frame></text:p>
      <text:p text:style-name="P10"><text:span text:style-name="T1">&gt;&gt;&gt; </text:span><text:span text:style-name="T8">p1 </text:span><text:span text:style-name="T9">or</text:span><text:span text:style-name="T8"> p2</text:span><text:span text:style-name="T1"><text:tab/></text:span><text:span text:style-name="CodeCommentaire"><text:span text:style-name="T1"> <text:s text:c="2"/></text:span></text:span><text:span text:style-name="T1"><draw:control text:anchor-type="as-char" svg:y="-0.564cm" draw:z-index="17" draw:style-name="gr1" draw:text-style-name="P26" svg:width="3.862cm" svg:height="0.583cm" draw:control="control17"/></text:span><text:span text:style-name="T1"> <text:s text:c="2"/></text:span></text:p>
      <text:p text:style-name="P13"><text:span text:style-name="T1">&gt;&gt;&gt; </text:span><text:span text:style-name="T8">p1 </text:span><text:span text:style-name="T9">or</text:span><text:span text:style-name="T8"> p4</text:span><text:span text:style-name="T1"><text:tab/></text:span><text:span text:style-name="CodeCommentaire"><text:span text:style-name="T1"><text:line-break/></text:span></text:span><text:span text:style-name="CodeCommentaire"><text:span text:style-name="T1"><draw:control text:anchor-type="as-char" svg:y="-0.564cm" draw:z-index="18" draw:style-name="gr1" draw:text-style-name="P26" svg:width="3.802cm" svg:height="0.583cm" draw:control="control18"/></text:span></text:span><text:span text:style-name="CodeCommentaire"><text:span text:style-name="T2"><text:tab/> </text:span></text:span><text:span text:style-name="T1"><text:line-break/>&gt;&gt;&gt; </text:span><text:span text:style-name="T8">p3 </text:span><text:span text:style-name="T9">or</text:span><text:span text:style-name="T8"> p2</text:span><text:span text:style-name="T1"> <text:s text:c="8"/></text:span><text:span text:style-name="CodeCommentaire"><text:span text:style-name="T2"><text:s text:c="6"/></text:span></text:span></text:p>
      <text:p text:style-name="P13"><text:span text:style-name="T1"><draw:control text:anchor-type="as-char" svg:y="-0.564cm" draw:z-index="19" draw:style-name="gr1" draw:text-style-name="P26" svg:width="3.802cm" svg:height="0.583cm" draw:control="control19"/></text:span><text:span text:style-name="T1"><text:tab/></text:span><text:span text:style-name="CodeCommentaire"><text:span text:style-name="T2"> <text:s/></text:span></text:span><text:span text:style-name="T1"><text:s/><text:line-break/>&gt;&gt;&gt; </text:span><text:span text:style-name="T8">p3 </text:span><text:span text:style-name="T9">or</text:span><text:span text:style-name="T8"> p4</text:span><text:span text:style-name="T1"><text:line-break/></text:span><text:span text:style-name="T1"><draw:control text:anchor-type="as-char" svg:y="-0.564cm" draw:z-index="20" draw:style-name="gr1" draw:text-style-name="P26" svg:width="3.802cm" svg:height="0.583cm" draw:control="control20"/></text:span><text:span text:style-name="T1"><text:line-break/><text:tab/><text:tab/></text:span></text:p>
      <text:p text:style-name="P8"><text:s text:c="11"/></text:p>
      <text:p text:style-name="P8"/>
      <text:h text:style-name="P24" text:outline-level="3"><text:span text:style-name="T14">n</text:span><text:span text:style-name="T13">ot</text:span></text:h>
      <text:p text:style-name="P16"><text:span text:style-name="CodeCommentaire"><text:span text:style-name="T3"># </text:span></text:span><text:span text:style-name="CodeCommentaire"><text:span text:style-name="T4">Notez les résultats </text:span></text:span><text:span text:style-name="CodeCommentaire"><text:span text:style-name="T8">et complétez le tableau :</text:span></text:span><text:span text:style-name="CodeCommentaire"><text:span text:style-name="T7"> <text:s text:c="3"/></text:span></text:span></text:p>
      <text:p text:style-name="P13"><draw:frame draw:style-name="fr1" draw:name="Cadre2" text:anchor-type="paragraph" svg:x="6.062cm" svg:y="0.042cm" svg:width="11.755cm" draw:z-index="37"><draw:text-box fo:min-height="3.33cm"><table:table table:name="Tableau4" table:style-name="Tableau4"><table:table-column table:style-name="Tableau4.A"/><table:table-column table:style-name="Tableau4.B"/><table:table-row table:style-name="Tableau4.1"><table:table-cell table:style-name="Tableau4.A1" office:value-type="string"><text:p text:style-name="P2">Booléen </text:p></table:table-cell><table:table-cell table:style-name="Tableau4.A1" office:value-type="string"><text:p text:style-name="P3">Valeur de retour</text:p></table:table-cell></table:table-row><table:table-row table:style-name="Tableau4.2"><table:table-cell table:style-name="Tableau4.A1" office:value-type="string"><text:p text:style-name="P4"><draw:control text:anchor-type="as-char" svg:y="-0.884cm" draw:z-index="38" draw:name="Forme3" draw:style-name="gr1" draw:text-style-name="P27" svg:width="3.234cm" svg:height="0.862cm" draw:control="control36"/></text:p></table:table-cell><table:table-cell table:style-name="Tableau4.A1" office:value-type="string"><text:p text:style-name="P5"><draw:control text:anchor-type="as-char" svg:y="-1.064cm" draw:z-index="39" draw:name="Forme3" draw:style-name="gr1" draw:text-style-name="P27" svg:width="3.234cm" svg:height="0.973cm" draw:control="control37"/></text:p></table:table-cell></table:table-row><table:table-row table:style-name="Tableau4.2"><table:table-cell table:style-name="Tableau4.A1" office:value-type="string"><text:p text:style-name="P5"><draw:control text:anchor-type="as-char" svg:y="-1.753cm" draw:z-index="40" draw:name="Forme3" draw:style-name="gr1" draw:text-style-name="P27" svg:width="3.234cm" svg:height="0.916cm" draw:control="control38"/></text:p></table:table-cell><table:table-cell table:style-name="Tableau4.A1" office:value-type="string"><text:p text:style-name="P5"><draw:control text:anchor-type="as-char" svg:y="-1.753cm" draw:z-index="41" draw:name="Forme3" draw:style-name="gr1" draw:text-style-name="P27" svg:width="3.234cm" svg:height="0.944cm" draw:control="control39"/></text:p></table:table-cell></table:table-row></table:table></draw:text-box></draw:frame><text:span text:style-name="T1">&gt;&gt;&gt; </text:span><text:span text:style-name="T9">not p1</text:span><text:span text:style-name="T1"> <text:s text:c="5"/><text:tab/></text:span></text:p>
      <text:p text:style-name="P13"><text:span text:style-name="T1"><draw:control text:anchor-type="as-char" svg:y="-0.564cm" draw:z-index="34" draw:style-name="gr1" draw:text-style-name="P26" svg:width="3.802cm" svg:height="0.583cm" draw:control="control33"/></text:span><text:span text:style-name="T1"><text:tab/> <text:s text:c="4"/></text:span></text:p>
      <text:p text:style-name="P13"><text:span text:style-name="T1">&gt;&gt;&gt; </text:span><text:span text:style-name="T9">not p3</text:span><text:span text:style-name="T1"><text:tab/></text:span><text:span text:style-name="CodeCommentaire"><text:span text:style-name="T1"><text:line-break/></text:span></text:span><text:span text:style-name="CodeCommentaire"><text:span text:style-name="T1"><draw:control text:anchor-type="as-char" svg:y="-0.564cm" draw:z-index="35" draw:style-name="gr1" draw:text-style-name="P26" svg:width="3.802cm" svg:height="0.583cm" draw:control="control34"/></text:span></text:span><text:span text:style-name="CodeCommentaire"><text:span text:style-name="T2"><text:tab/> </text:span></text:span><text:span text:style-name="T1"><text:line-break/>&gt;&gt;&gt; </text:span><text:span text:style-name="T9">p1==(not p3)</text:span><text:span text:style-name="T1"> <text:s text:c="8"/></text:span><text:span text:style-name="CodeCommentaire"><text:span text:style-name="T2"><text:s text:c="6"/></text:span></text:span></text:p>
      <text:p text:style-name="P13"><text:span text:style-name="T1"><draw:control text:anchor-type="as-char" svg:y="-0.564cm" draw:z-index="36" draw:style-name="gr1" draw:text-style-name="P26" svg:width="3.802cm" svg:height="0.583cm" draw:control="control35"/></text:span><text:span text:style-name="T1"><text:tab/></text:span><text:span text:style-name="CodeCommentaire"><text:span text:style-name="T2"> <text:s/></text:span></text:span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/>
    <style:font-face style:name="Arial Unicode MS1" svg:font-family="'Arial Unicode MS'" style:font-family-generic="swiss"/>
    <style:font-face style:name="Courier New3" svg:font-family="'Courier New'" style:font-family-generic="modern" style:font-pitch="fixed"/>
    <style:font-face style:name="Courier New" svg:font-family="'Courier New'" style:font-adornments="Gras" style:font-family-generic="modern" style:font-pitch="fixed"/>
    <style:font-face style:name="Liberation Mono1" svg:font-family="'Liberation Mono'" style:font-family-generic="modern" style:font-pitch="fixed"/>
    <style:font-face style:name="NSimSun" svg:font-family="NSimSun" style:font-family-generic="modern" style:font-pitch="fixed"/>
    <style:font-face style:name="Gentium Basic2" svg:font-family="'Gentium Basic'" style:font-adornments="Gras" style:font-pitch="variable"/>
    <style:font-face style:name="Gentium Basic1" svg:font-family="'Gentium Basic'" style:font-adornments="Italique" style:font-pitch="variable"/>
    <style:font-face style:name="Gentium Basic" svg:font-family="'Gentium Basic'" style:font-adornments="Normal" style:font-pitch="variable"/>
    <style:font-face style:name="Courier New4" svg:font-family="'Courier New'" style:font-adornments="Normal" style:font-family-generic="modern" style:font-pitch="variable"/>
    <style:font-face style:name="Liberation Mono" svg:font-family="'Liberation Mono'" style:font-adornments="Gras" style:font-family-generic="modern" style:font-pitch="variable"/>
    <style:font-face style:name="Liberation Mono2" svg:font-family="'Liberation Mono'" style:font-adornments="Italique" style:font-family-generic="modern" style:font-pitch="variable"/>
    <style:font-face style:name="Courier New2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5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>
        <style:tab-stops/>
      </style:paragraph-properties>
      <style:text-properties style:font-name="Courier New" fo:font-family="'Courier New'" style:font-style-name="Gras" style:font-family-generic="modern" style:font-pitch="fixed" fo:font-size="10pt" fo:font-weight="bold" style:font-size-asian="10.5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f3333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9900" fo:font-size="12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cm" fo:margin-right="0cm" fo:text-align="center" style:justify-single-word="false" fo:text-indent="0cm" style:auto-text-indent="false" style:page-number="auto" fo:background-color="transparent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loext:graphic-properties draw:fill="none" draw:fill-color="#729fcf"/>
      <style:paragraph-properties fo:margin-left="0.499cm" fo:margin-right="0cm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" style:family="paragraph">
      <loext:graphic-properties draw:fill="solid" draw:fill-color="#f2f2f2" draw:opacity="100%"/>
      <style:paragraph-properties fo:margin-left="0.101cm" fo:margin-right="0cm" fo:margin-top="0.25cm" fo:margin-bottom="0.25cm" loext:contextual-spacing="false" fo:line-height="0.349cm" fo:orphans="2" fo:widows="2" fo:text-indent="0cm" style:auto-text-indent="false" fo:background-color="#f2f2f2" fo:padding="0cm" fo:border="none" style:shadow="none" text:number-lines="false" text:line-number="0">
        <style:tab-stops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  <style:tab-stop style:position="10.502cm"/>
        </style:tab-stops>
      </style:paragraph-properties>
      <style:text-properties style:use-window-font-color="true" style:font-name="Courier New1" fo:font-family="'Courier New'" style:font-family-generic="modern" fo:font-size="10pt" fo:language="fr" fo:country="FR" fo:font-weight="bold" style:font-name-asian="Times New Roman" style:font-family-asian="'Times New Roman'" style:font-family-generic-asian="roman" style:font-pitch-asian="variable" style:font-size-asian="8pt"/>
    </style:style>
    <style:style style:name="code_5f_progr1" style:display-name="code_progr1" style:family="paragraph" style:parent-style-name="Code">
      <loext:graphic-properties draw:fill="solid" draw:fill-color="#f2f2f2" draw:opacity="100%"/>
      <style:paragraph-properties fo:margin-left="0cm" fo:margin-right="0cm" fo:margin-top="0cm" fo:margin-bottom="0cm" loext:contextual-spacing="false" fo:line-height="100%" fo:text-indent="0cm" style:auto-text-indent="false" fo:background-color="#f2f2f2" fo:padding="0.049cm" fo:border="0.51pt solid #e6e6e6" style:shadow="none"/>
      <style:text-properties style:font-name="Liberation Mono" fo:font-family="'Liberation Mono'" style:font-style-name="Gras" style:font-family-generic="modern" style:font-pitch="variable" fo:font-size="9pt" fo:font-weight="bold"/>
    </style:style>
    <style:style style:name="Interligne" style:family="paragraph" style:parent-style-name="Standard">
      <style:paragraph-properties fo:margin-top="0cm" fo:margin-bottom="0cm" loext:contextual-spacing="false"/>
      <style:text-properties fo:font-size="4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auCorps" style:family="paragraph">
      <style:paragraph-properties fo:margin-top="0.071cm" fo:margin-bottom="0.035cm" loext:contextual-spacing="false" fo:line-height="0.353cm" fo:keep-together="always" fo:orphans="0" fo:widows="0">
        <style:tab-stops>
          <style:tab-stop style:position="0.501cm"/>
          <style:tab-stop style:position="0.801cm"/>
          <style:tab-stop style:position="1.101cm"/>
        </style:tab-stops>
      </style:paragraph-properties>
      <style:text-properties style:use-window-font-color="true" style:font-name="DejaVu Sans Condensed" fo:font-family="'DejaVu Sans Condensed'" style:font-style-name="Book" style:font-family-generic="swiss" style:font-pitch="variable" fo:font-size="10pt" fo:language="zxx" fo:country="none" fo:font-weight="normal" style:font-name-asian="Times New Roman" style:font-family-asian="'Times New Roman'" style:font-family-generic-asian="roman" style:font-pitch-asian="variable" style:font-size-asian="8pt" style:language-asian="zxx" style:country-asian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exteCourant" style:family="paragraph">
      <style:paragraph-properties fo:margin-left="0cm" fo:margin-right="0cm" fo:margin-top="0cm" fo:margin-bottom="0.199cm" loext:contextual-spacing="false" fo:text-align="justify" style:justify-single-word="false" fo:orphans="2" fo:widows="2" fo:hyphenation-ladder-count="no-limit" fo:text-indent="0cm" style:auto-text-indent="false" text:number-lines="false" text:line-number="0"/>
      <style:text-properties style:use-window-font-color="true" style:font-name="Gentium Basic" fo:font-family="'Gentium Basic'" style:font-style-name="Normal" style:font-pitch="variable" fo:font-size="12.5pt" fo:language="fr" fo:country="FR" style:font-name-asian="Times New Roman" style:font-family-asian="'Times New Roman'" style:font-family-generic-asian="roman" style:font-pitch-asian="variable" style:font-size-asian="10pt" style:text-scale="92%" fo:hyphenate="true" fo:hyphenation-remain-char-count="2" fo:hyphenation-push-char-count="2"/>
    </style:style>
    <style:style style:name="Exercice_20_descriptif_20_1re_20_ligne" style:display-name="Exercice descriptif 1re ligne" style:family="paragraph" style:parent-style-name="TexteCourant" style:master-page-name="">
      <style:paragraph-properties fo:margin-left="1.3cm" fo:margin-right="0cm" fo:margin-top="0cm" fo:margin-bottom="0cm" loext:contextual-spacing="false" fo:text-indent="-1cm" style:auto-text-indent="false" style:page-number="auto">
        <style:tab-stops>
          <style:tab-stop style:position="1cm" style:type="right"/>
        </style:tab-stops>
      </style:paragraph-properties>
    </style:style>
    <style:style style:name="TableauTitreColonne" style:family="paragraph" style:next-style-name="TableauTexte">
      <style:paragraph-properties fo:margin-top="0.071cm" fo:margin-bottom="0.071cm" loext:contextual-spacing="false" fo:text-align="start" style:justify-single-word="false" fo:keep-together="always" fo:orphans="2" fo:widows="2" fo:keep-with-next="always"/>
      <style:text-properties style:use-window-font-color="true" style:font-name="DejaVu Sans Condensed1" fo:font-family="'DejaVu Sans Condensed'" style:font-style-name="Gras" style:font-family-generic="swiss" style:font-pitch="variable" fo:font-size="9pt" fo:language="zxx" fo:country="none" fo:font-weight="bold" style:font-name-asian="Times New Roman" style:font-family-asian="'Times New Roman'" style:font-family-generic-asian="roman" style:font-pitch-asian="variable" style:font-size-asian="9pt" style:language-asian="zxx" style:country-asian="none" style:font-weight-asian="bold"/>
    </style:style>
    <style:style style:name="TableauTexte" style:family="paragraph">
      <style:paragraph-properties fo:margin-top="0.071cm" fo:margin-bottom="0.035cm" loext:contextual-spacing="false" fo:line-height="0.353cm" fo:keep-together="always" fo:orphans="0" fo:widows="0">
        <style:tab-stops>
          <style:tab-stop style:position="0.501cm"/>
          <style:tab-stop style:position="0.801cm"/>
          <style:tab-stop style:position="1.101cm"/>
        </style:tab-stops>
      </style:paragraph-properties>
      <style:text-properties style:use-window-font-color="true" style:font-name="Arial" fo:font-family="Arial" style:font-family-generic="swiss" style:font-pitch="variable" fo:font-size="8pt" fo:language="zxx" fo:country="none" style:font-name-asian="Times New Roman" style:font-family-asian="'Times New Roman'" style:font-family-generic-asian="roman" style:font-pitch-asian="variable" style:font-size-asian="8pt" style:language-asian="zxx" style:country-asian="none"/>
    </style:style>
    <style:style style:name="Default" style:family="paragraph" style:default-outline-level="">
      <style:paragraph-properties fo:text-align="start" style:justify-single-word="false"/>
      <style:text-properties fo:color="#000000" style:font-name="Courier New2" fo:font-family="'Courier New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deCommentaire" style:family="text">
      <style:text-properties fo:color="#666699" style:font-name="Liberation Mono2" fo:font-family="'Liberation Mono'" style:font-style-name="Italique" style:font-family-generic="modern" style:font-pitch="variable" fo:font-size="9pt" fo:font-style="italic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xergueItalique" style:family="text">
      <style:text-properties style:use-window-font-color="true" style:font-name="Gentium Basic1" fo:font-family="'Gentium Basic'" style:font-style-name="Italique" style:font-pitch="variable" fo:font-size="12.5pt" fo:language="fr" fo:country="FR" fo:font-style="italic" style:font-name-asian="Times New Roman" style:font-family-asian="'Times New Roman'" style:font-family-generic-asian="roman" style:font-pitch-asian="variable" style:font-size-asian="10pt" style:font-style-asian="italic" style:font-style-complex="italic"/>
    </style:style>
    <style:style style:name="ExergueGras" style:family="text">
      <style:text-properties fo:color="#001a99" style:font-name="Gentium Basic2" fo:font-family="'Gentium Basic'" style:font-style-name="Gras" style:font-pitch="variable" fo:font-size="12.5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9:58:00</meta:creation-date>
    <meta:generator>LibreOffice/5.3.5.2$Windows_x86 LibreOffice_project/50d9bf2b0a79cdb85a3814b592608037a682059d</meta:generator>
    <dc:date>2019-12-30T11:21:01.807000000</dc:date>
    <meta:editing-duration>PT20H5M32S</meta:editing-duration>
    <meta:editing-cycles>64</meta:editing-cycles>
    <meta:initial-creator>ADMIN3 ADMIN3</meta:initial-creator>
    <meta:document-statistic meta:table-count="3" meta:image-count="0" meta:object-count="0" meta:page-count="1" meta:paragraph-count="67" meta:word-count="117" meta:character-count="710" meta:non-whitespace-character-count="432"/>
  </office:meta>
</office:document-meta>
</file>